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76.31pt"/>
    </style:style>
    <style:style style:name="co5" style:family="table-column">
      <style:table-column-properties fo:break-before="auto" style:column-width="94.34pt"/>
    </style:style>
    <style:style style:name="co6" style:family="table-column">
      <style:table-column-properties fo:break-before="auto" style:column-width="88.3pt"/>
    </style:style>
    <style:style style:name="co7" style:family="table-column">
      <style:table-column-properties fo:break-before="auto" style:column-width="71.15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Termos na Entrada</text:p>
          </table:table-cell>
          <table:table-cell office:value-type="string" calcext:value-type="string">
            <text:p>Termos Indexad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T. Extração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T. Construção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T. Total</text:p>
          </table:table-cell>
          <table:table-cell table:style-name="Default" office:value-type="string" calcext:value-type="string">
            <text:p>Crescime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094" calcext:value-type="float">
            <text:p>0.02094</text:p>
          </table:table-cell>
          <table:table-cell office:value-type="string" calcext:value-type="string">
            <text:p>-</text:p>
          </table:table-cell>
          <table:table-cell office:value-type="float" office:value="0.01871" calcext:value-type="float">
            <text:p>0.01871</text:p>
          </table:table-cell>
          <table:table-cell office:value-type="string" calcext:value-type="string">
            <text:p>-</text:p>
          </table:table-cell>
          <table:table-cell office:value-type="float" office:value="0.04277" calcext:value-type="float">
            <text:p>0.042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047" calcext:value-type="float">
            <text:p>0.02047</text:p>
          </table:table-cell>
          <table:table-cell office:value-type="string" calcext:value-type="string">
            <text:p>-</text:p>
          </table:table-cell>
          <table:table-cell office:value-type="float" office:value="0.01922" calcext:value-type="float">
            <text:p>0.01922</text:p>
          </table:table-cell>
          <table:table-cell office:value-type="string" calcext:value-type="string">
            <text:p>-</text:p>
          </table:table-cell>
          <table:table-cell office:value-type="float" office:value="0.04273" calcext:value-type="float">
            <text:p>0.042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085" calcext:value-type="float">
            <text:p>0.02085</text:p>
          </table:table-cell>
          <table:table-cell office:value-type="string" calcext:value-type="string">
            <text:p>-</text:p>
          </table:table-cell>
          <table:table-cell office:value-type="float" office:value="0.01891" calcext:value-type="float">
            <text:p>0.01891</text:p>
          </table:table-cell>
          <table:table-cell office:value-type="string" calcext:value-type="string">
            <text:p>-</text:p>
          </table:table-cell>
          <table:table-cell office:value-type="float" office:value="0.04289" calcext:value-type="float">
            <text:p>0.042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23686695098877" calcext:value-type="float">
            <text:p>0.02237</text:p>
          </table:table-cell>
          <table:table-cell office:value-type="string" calcext:value-type="string">
            <text:p>-</text:p>
          </table:table-cell>
          <table:table-cell office:value-type="float" office:value="0.0191669464111328" calcext:value-type="float">
            <text:p>0.01917</text:p>
          </table:table-cell>
          <table:table-cell office:value-type="string" calcext:value-type="string">
            <text:p>-</text:p>
          </table:table-cell>
          <table:table-cell office:value-type="float" office:value="0.0447819232940674" calcext:value-type="float">
            <text:p>0.044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00924873352051" calcext:value-type="float">
            <text:p>0.02009</text:p>
          </table:table-cell>
          <table:table-cell office:value-type="string" calcext:value-type="string">
            <text:p>-</text:p>
          </table:table-cell>
          <table:table-cell office:value-type="float" office:value="0.0186946392059326" calcext:value-type="float">
            <text:p>0.01869</text:p>
          </table:table-cell>
          <table:table-cell office:value-type="string" calcext:value-type="string">
            <text:p>-</text:p>
          </table:table-cell>
          <table:table-cell office:value-type="float" office:value="0.0417187213897705" calcext:value-type="float">
            <text:p>0.041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28727" calcext:value-type="float">
            <text:p>28727</text:p>
          </table:table-cell>
          <table:table-cell table:formula="of:=[.E7]/[.E2]" office:value-type="float" office:value="1.9979830296286" calcext:value-type="float">
            <text:p>1.99798</text:p>
          </table:table-cell>
          <table:table-cell office:value-type="float" office:value="0.02036" calcext:value-type="float">
            <text:p>0.02036</text:p>
          </table:table-cell>
          <table:table-cell table:formula="of:=[.G7]/[.G2]" office:value-type="float" office:value="0.972301814708692" calcext:value-type="float">
            <text:p>0.97230</text:p>
          </table:table-cell>
          <table:table-cell office:value-type="float" office:value="0.03939" calcext:value-type="float">
            <text:p>0.03939</text:p>
          </table:table-cell>
          <table:table-cell table:formula="of:=[.I7]/[.I2]" office:value-type="float" office:value="2.10529128808124" calcext:value-type="float">
            <text:p>2.10529</text:p>
          </table:table-cell>
          <table:table-cell office:value-type="float" office:value="0.06443" calcext:value-type="float">
            <text:p>0.06443</text:p>
          </table:table-cell>
          <table:table-cell table:formula="of:=[.K7]/[.K2]" office:value-type="float" office:value="1.50642974047229" calcext:value-type="float">
            <text:p>1.50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28727" calcext:value-type="float">
            <text:p>28727</text:p>
          </table:table-cell>
          <table:table-cell table:formula="of:=[.E8]/[.E3]" office:value-type="float" office:value="1.9979830296286" calcext:value-type="float">
            <text:p>1.99798</text:p>
          </table:table-cell>
          <table:table-cell office:value-type="float" office:value="0.02318" calcext:value-type="float">
            <text:p>0.02318</text:p>
          </table:table-cell>
          <table:table-cell table:formula="of:=[.G8]/[.G3]" office:value-type="float" office:value="1.1323888617489" calcext:value-type="float">
            <text:p>1.13239</text:p>
          </table:table-cell>
          <table:table-cell office:value-type="float" office:value="0.03977" calcext:value-type="float">
            <text:p>0.03977</text:p>
          </table:table-cell>
          <table:table-cell table:formula="of:=[.I8]/[.I3]" office:value-type="float" office:value="2.06919875130073" calcext:value-type="float">
            <text:p>2.06920</text:p>
          </table:table-cell>
          <table:table-cell office:value-type="float" office:value="0.06817" calcext:value-type="float">
            <text:p>0.06817</text:p>
          </table:table-cell>
          <table:table-cell table:formula="of:=[.K8]/[.K3]" office:value-type="float" office:value="1.59536625321788" calcext:value-type="float">
            <text:p>1.59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28727" calcext:value-type="float">
            <text:p>28727</text:p>
          </table:table-cell>
          <table:table-cell table:formula="of:=[.E9]/[.E4]" office:value-type="float" office:value="1.9979830296286" calcext:value-type="float">
            <text:p>1.99798</text:p>
          </table:table-cell>
          <table:table-cell office:value-type="float" office:value="0.02287" calcext:value-type="float">
            <text:p>0.02287</text:p>
          </table:table-cell>
          <table:table-cell table:formula="of:=[.G9]/[.G4]" office:value-type="float" office:value="1.0968824940048" calcext:value-type="float">
            <text:p>1.09688</text:p>
          </table:table-cell>
          <table:table-cell office:value-type="float" office:value="0.04132" calcext:value-type="float">
            <text:p>0.04132</text:p>
          </table:table-cell>
          <table:table-cell table:formula="of:=[.I9]/[.I4]" office:value-type="float" office:value="2.18508725542041" calcext:value-type="float">
            <text:p>2.18509</text:p>
          </table:table-cell>
          <table:table-cell office:value-type="float" office:value="0.06945" calcext:value-type="float">
            <text:p>0.06945</text:p>
          </table:table-cell>
          <table:table-cell table:formula="of:=[.K9]/[.K4]" office:value-type="float" office:value="1.61925856843087" calcext:value-type="float">
            <text:p>1.61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28727" calcext:value-type="float">
            <text:p>28727</text:p>
          </table:table-cell>
          <table:table-cell table:formula="of:=[.E10]/[.E5]" office:value-type="float" office:value="1.9979830296286" calcext:value-type="float">
            <text:p>1.99798</text:p>
          </table:table-cell>
          <table:table-cell office:value-type="float" office:value="0.0496139526367188" calcext:value-type="float">
            <text:p>0.04961</text:p>
          </table:table-cell>
          <table:table-cell table:formula="of:=[.G10]/[.G5]" office:value-type="float" office:value="2.21801089308364" calcext:value-type="float">
            <text:p>2.21801</text:p>
          </table:table-cell>
          <table:table-cell office:value-type="float" office:value="0.0387034416198731" calcext:value-type="float">
            <text:p>0.03870</text:p>
          </table:table-cell>
          <table:table-cell table:formula="of:=[.I10]/[.I5]" office:value-type="float" office:value="2.01928052542542" calcext:value-type="float">
            <text:p>2.01928</text:p>
          </table:table-cell>
          <table:table-cell office:value-type="float" office:value="0.0943040847778321" calcext:value-type="float">
            <text:p>0.09430</text:p>
          </table:table-cell>
          <table:table-cell table:formula="of:=[.K10]/[.K5]" office:value-type="float" office:value="2.10585159906085" calcext:value-type="float">
            <text:p>2.105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28727" calcext:value-type="float">
            <text:p>28727</text:p>
          </table:table-cell>
          <table:table-cell table:formula="of:=[.E11]/[.E6]" office:value-type="float" office:value="1.9979830296286" calcext:value-type="float">
            <text:p>1.99798</text:p>
          </table:table-cell>
          <table:table-cell office:value-type="float" office:value="0.0229129791259766" calcext:value-type="float">
            <text:p>0.02291</text:p>
          </table:table-cell>
          <table:table-cell table:formula="of:=[.G11]/[.G6]" office:value-type="float" office:value="1.14037544201058" calcext:value-type="float">
            <text:p>1.14038</text:p>
          </table:table-cell>
          <table:table-cell office:value-type="float" office:value="0.0398881435394287" calcext:value-type="float">
            <text:p>0.03989</text:p>
          </table:table-cell>
          <table:table-cell table:formula="of:=[.I11]/[.I6]" office:value-type="float" office:value="2.13366747012537" calcext:value-type="float">
            <text:p>2.13367</text:p>
          </table:table-cell>
          <table:table-cell office:value-type="float" office:value="0.067915678024292" calcext:value-type="float">
            <text:p>0.06792</text:p>
          </table:table-cell>
          <table:table-cell table:formula="of:=[.K11]/[.K6]" office:value-type="float" office:value="1.62794246232448" calcext:value-type="float">
            <text:p>1.62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57425" calcext:value-type="float">
            <text:p>57425</text:p>
          </table:table-cell>
          <table:table-cell table:formula="of:=[.E12]/[.E7]" office:value-type="float" office:value="1.99899049674522" calcext:value-type="float">
            <text:p>1.99899</text:p>
          </table:table-cell>
          <table:table-cell office:value-type="float" office:value="0.02747" calcext:value-type="float">
            <text:p>0.02747</text:p>
          </table:table-cell>
          <table:table-cell table:formula="of:=[.G12]/[.G7]" office:value-type="float" office:value="1.3492141453831" calcext:value-type="float">
            <text:p>1.34921</text:p>
          </table:table-cell>
          <table:table-cell office:value-type="float" office:value="0.09334" calcext:value-type="float">
            <text:p>0.09334</text:p>
          </table:table-cell>
          <table:table-cell table:formula="of:=[.I12]/[.I7]" office:value-type="float" office:value="2.36963696369637" calcext:value-type="float">
            <text:p>2.36964</text:p>
          </table:table-cell>
          <table:table-cell office:value-type="float" office:value="0.12937" calcext:value-type="float">
            <text:p>0.12937</text:p>
          </table:table-cell>
          <table:table-cell table:formula="of:=[.K12]/[.K7]" office:value-type="float" office:value="2.00791556728232" calcext:value-type="float">
            <text:p>2.00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57425" calcext:value-type="float">
            <text:p>57425</text:p>
          </table:table-cell>
          <table:table-cell table:formula="of:=[.E13]/[.E8]" office:value-type="float" office:value="1.99899049674522" calcext:value-type="float">
            <text:p>1.99899</text:p>
          </table:table-cell>
          <table:table-cell office:value-type="float" office:value="0.02517" calcext:value-type="float">
            <text:p>0.02517</text:p>
          </table:table-cell>
          <table:table-cell table:formula="of:=[.G13]/[.G8]" office:value-type="float" office:value="1.08584987057808" calcext:value-type="float">
            <text:p>1.08585</text:p>
          </table:table-cell>
          <table:table-cell office:value-type="float" office:value="0.09003" calcext:value-type="float">
            <text:p>0.09003</text:p>
          </table:table-cell>
          <table:table-cell table:formula="of:=[.I13]/[.I8]" office:value-type="float" office:value="2.26376665828514" calcext:value-type="float">
            <text:p>2.26377</text:p>
          </table:table-cell>
          <table:table-cell office:value-type="float" office:value="0.12986" calcext:value-type="float">
            <text:p>0.12986</text:p>
          </table:table-cell>
          <table:table-cell table:formula="of:=[.K13]/[.K8]" office:value-type="float" office:value="1.90494352354408" calcext:value-type="float">
            <text:p>1.90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57425" calcext:value-type="float">
            <text:p>57425</text:p>
          </table:table-cell>
          <table:table-cell table:formula="of:=[.E14]/[.E9]" office:value-type="float" office:value="1.99899049674522" calcext:value-type="float">
            <text:p>1.99899</text:p>
          </table:table-cell>
          <table:table-cell office:value-type="float" office:value="0.02466" calcext:value-type="float">
            <text:p>0.02466</text:p>
          </table:table-cell>
          <table:table-cell table:formula="of:=[.G14]/[.G9]" office:value-type="float" office:value="1.07826847398338" calcext:value-type="float">
            <text:p>1.07827</text:p>
          </table:table-cell>
          <table:table-cell office:value-type="float" office:value="0.09138" calcext:value-type="float">
            <text:p>0.09138</text:p>
          </table:table-cell>
          <table:table-cell table:formula="of:=[.I14]/[.I9]" office:value-type="float" office:value="2.21151984511133" calcext:value-type="float">
            <text:p>2.21152</text:p>
          </table:table-cell>
          <table:table-cell office:value-type="float" office:value="0.1247" calcext:value-type="float">
            <text:p>0.12470</text:p>
          </table:table-cell>
          <table:table-cell table:formula="of:=[.K14]/[.K9]" office:value-type="float" office:value="1.79553635709143" calcext:value-type="float">
            <text:p>1.79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57425" calcext:value-type="float">
            <text:p>57425</text:p>
          </table:table-cell>
          <table:table-cell table:formula="of:=[.E15]/[.E10]" office:value-type="float" office:value="1.99899049674522" calcext:value-type="float">
            <text:p>1.99899</text:p>
          </table:table-cell>
          <table:table-cell office:value-type="float" office:value="0.0273599624633789" calcext:value-type="float">
            <text:p>0.02736</text:p>
          </table:table-cell>
          <table:table-cell table:formula="of:=[.G15]/[.G10]" office:value-type="float" office:value="0.551457019836998" calcext:value-type="float">
            <text:p>0.55146</text:p>
          </table:table-cell>
          <table:table-cell office:value-type="float" office:value="0.0900325775146485" calcext:value-type="float">
            <text:p>0.09003</text:p>
          </table:table-cell>
          <table:table-cell table:formula="of:=[.I15]/[.I10]" office:value-type="float" office:value="2.32621631944017" calcext:value-type="float">
            <text:p>2.32622</text:p>
          </table:table-cell>
          <table:table-cell office:value-type="float" office:value="0.126122951507568" calcext:value-type="float">
            <text:p>0.12612</text:p>
          </table:table-cell>
          <table:table-cell table:formula="of:=[.K15]/[.K10]" office:value-type="float" office:value="1.33740708904283" calcext:value-type="float">
            <text:p>1.33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57425" calcext:value-type="float">
            <text:p>57425</text:p>
          </table:table-cell>
          <table:table-cell table:formula="of:=[.E16]/[.E11]" office:value-type="float" office:value="1.99899049674522" calcext:value-type="float">
            <text:p>1.99899</text:p>
          </table:table-cell>
          <table:table-cell office:value-type="float" office:value="0.0248463153839111" calcext:value-type="float">
            <text:p>0.02485</text:p>
          </table:table-cell>
          <table:table-cell table:formula="of:=[.G16]/[.G11]" office:value-type="float" office:value="1.08437734121369" calcext:value-type="float">
            <text:p>1.08438</text:p>
          </table:table-cell>
          <table:table-cell office:value-type="float" office:value="0.0907988548278809" calcext:value-type="float">
            <text:p>0.09080</text:p>
          </table:table-cell>
          <table:table-cell table:formula="of:=[.I16]/[.I11]" office:value-type="float" office:value="2.27633694554192" calcext:value-type="float">
            <text:p>2.27634</text:p>
          </table:table-cell>
          <table:table-cell office:value-type="float" office:value="0.12453556060791" calcext:value-type="float">
            <text:p>0.12454</text:p>
          </table:table-cell>
          <table:table-cell table:formula="of:=[.K16]/[.K11]" office:value-type="float" office:value="1.83367911844105" calcext:value-type="float">
            <text:p>1.83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993" calcext:value-type="float">
            <text:p>3993</text:p>
          </table:table-cell>
          <table:table-cell office:value-type="float" office:value="20" calcext:value-type="float">
            <text:p>20</text:p>
          </table:table-cell>
          <table:table-cell office:value-type="float" office:value="114820" calcext:value-type="float">
            <text:p>114820</text:p>
          </table:table-cell>
          <table:table-cell table:formula="of:=[.E17]/[.E12]" office:value-type="float" office:value="1.99947757945146" calcext:value-type="float">
            <text:p>1.99948</text:p>
          </table:table-cell>
          <table:table-cell office:value-type="float" office:value="0.03423" calcext:value-type="float">
            <text:p>0.03423</text:p>
          </table:table-cell>
          <table:table-cell table:formula="of:=[.G17]/[.G12]" office:value-type="float" office:value="1.24608663997088" calcext:value-type="float">
            <text:p>1.24609</text:p>
          </table:table-cell>
          <table:table-cell office:value-type="float" office:value="0.24456" calcext:value-type="float">
            <text:p>0.24456</text:p>
          </table:table-cell>
          <table:table-cell table:formula="of:=[.I17]/[.I12]" office:value-type="float" office:value="2.62009856438826" calcext:value-type="float">
            <text:p>2.62010</text:p>
          </table:table-cell>
          <table:table-cell office:value-type="float" office:value="0.29438" calcext:value-type="float">
            <text:p>0.29438</text:p>
          </table:table-cell>
          <table:table-cell table:formula="of:=[.K17]/[.K12]" office:value-type="float" office:value="2.27548890778388" calcext:value-type="float">
            <text:p>2.27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3993" calcext:value-type="float">
            <text:p>3993</text:p>
          </table:table-cell>
          <table:table-cell office:value-type="float" office:value="20" calcext:value-type="float">
            <text:p>20</text:p>
          </table:table-cell>
          <table:table-cell office:value-type="float" office:value="114820" calcext:value-type="float">
            <text:p>114820</text:p>
          </table:table-cell>
          <table:table-cell table:formula="of:=[.E18]/[.E13]" office:value-type="float" office:value="1.99947757945146" calcext:value-type="float">
            <text:p>1.99948</text:p>
          </table:table-cell>
          <table:table-cell office:value-type="float" office:value="0.03223" calcext:value-type="float">
            <text:p>0.03223</text:p>
          </table:table-cell>
          <table:table-cell table:formula="of:=[.G18]/[.G13]" office:value-type="float" office:value="1.28049264998014" calcext:value-type="float">
            <text:p>1.28049</text:p>
          </table:table-cell>
          <table:table-cell office:value-type="float" office:value="0.24258" calcext:value-type="float">
            <text:p>0.24258</text:p>
          </table:table-cell>
          <table:table-cell table:formula="of:=[.I18]/[.I13]" office:value-type="float" office:value="2.69443518827058" calcext:value-type="float">
            <text:p>2.69444</text:p>
          </table:table-cell>
          <table:table-cell office:value-type="float" office:value="0.29038" calcext:value-type="float">
            <text:p>0.29038</text:p>
          </table:table-cell>
          <table:table-cell table:formula="of:=[.K18]/[.K13]" office:value-type="float" office:value="2.23610041583244" calcext:value-type="float">
            <text:p>2.236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3993" calcext:value-type="float">
            <text:p>3993</text:p>
          </table:table-cell>
          <table:table-cell office:value-type="float" office:value="20" calcext:value-type="float">
            <text:p>20</text:p>
          </table:table-cell>
          <table:table-cell office:value-type="float" office:value="114820" calcext:value-type="float">
            <text:p>114820</text:p>
          </table:table-cell>
          <table:table-cell table:formula="of:=[.E19]/[.E14]" office:value-type="float" office:value="1.99947757945146" calcext:value-type="float">
            <text:p>1.99948</text:p>
          </table:table-cell>
          <table:table-cell office:value-type="float" office:value="0.0334" calcext:value-type="float">
            <text:p>0.03340</text:p>
          </table:table-cell>
          <table:table-cell table:formula="of:=[.G19]/[.G14]" office:value-type="float" office:value="1.3544201135442" calcext:value-type="float">
            <text:p>1.35442</text:p>
          </table:table-cell>
          <table:table-cell office:value-type="float" office:value="0.24623" calcext:value-type="float">
            <text:p>0.24623</text:p>
          </table:table-cell>
          <table:table-cell table:formula="of:=[.I19]/[.I14]" office:value-type="float" office:value="2.69457211643686" calcext:value-type="float">
            <text:p>2.69457</text:p>
          </table:table-cell>
          <table:table-cell office:value-type="float" office:value="0.29546" calcext:value-type="float">
            <text:p>0.29546</text:p>
          </table:table-cell>
          <table:table-cell table:formula="of:=[.K19]/[.K14]" office:value-type="float" office:value="2.36936647955092" calcext:value-type="float">
            <text:p>2.36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3993" calcext:value-type="float">
            <text:p>3993</text:p>
          </table:table-cell>
          <table:table-cell office:value-type="float" office:value="20" calcext:value-type="float">
            <text:p>20</text:p>
          </table:table-cell>
          <table:table-cell office:value-type="float" office:value="114820" calcext:value-type="float">
            <text:p>114820</text:p>
          </table:table-cell>
          <table:table-cell table:formula="of:=[.E20]/[.E15]" office:value-type="float" office:value="1.99947757945146" calcext:value-type="float">
            <text:p>1.99948</text:p>
          </table:table-cell>
          <table:table-cell office:value-type="float" office:value="0.0329358577728272" calcext:value-type="float">
            <text:p>0.03294</text:p>
          </table:table-cell>
          <table:table-cell table:formula="of:=[.G20]/[.G15]" office:value-type="float" office:value="1.20379762278225" calcext:value-type="float">
            <text:p>1.20380</text:p>
          </table:table-cell>
          <table:table-cell office:value-type="float" office:value="0.245208978652954" calcext:value-type="float">
            <text:p>0.24521</text:p>
          </table:table-cell>
          <table:table-cell table:formula="of:=[.I20]/[.I15]" office:value-type="float" office:value="2.72355835434188" calcext:value-type="float">
            <text:p>2.72356</text:p>
          </table:table-cell>
          <table:table-cell office:value-type="float" office:value="0.293781995773315" calcext:value-type="float">
            <text:p>0.29378</text:p>
          </table:table-cell>
          <table:table-cell table:formula="of:=[.K20]/[.K15]" office:value-type="float" office:value="2.32933016759988" calcext:value-type="float">
            <text:p>2.32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3993" calcext:value-type="float">
            <text:p>3993</text:p>
          </table:table-cell>
          <table:table-cell office:value-type="float" office:value="20" calcext:value-type="float">
            <text:p>20</text:p>
          </table:table-cell>
          <table:table-cell office:value-type="float" office:value="114820" calcext:value-type="float">
            <text:p>114820</text:p>
          </table:table-cell>
          <table:table-cell table:formula="of:=[.E21]/[.E16]" office:value-type="float" office:value="1.99947757945146" calcext:value-type="float">
            <text:p>1.99948</text:p>
          </table:table-cell>
          <table:table-cell office:value-type="float" office:value="0.0341832637786865" calcext:value-type="float">
            <text:p>0.03418</text:p>
          </table:table-cell>
          <table:table-cell table:formula="of:=[.G21]/[.G16]" office:value-type="float" office:value="1.37578804947559" calcext:value-type="float">
            <text:p>1.37579</text:p>
          </table:table-cell>
          <table:table-cell office:value-type="float" office:value="0.244268655776978" calcext:value-type="float">
            <text:p>0.24427</text:p>
          </table:table-cell>
          <table:table-cell table:formula="of:=[.I21]/[.I16]" office:value-type="float" office:value="2.69021736276317" calcext:value-type="float">
            <text:p>2.69022</text:p>
          </table:table-cell>
          <table:table-cell office:value-type="float" office:value="0.294264793395996" calcext:value-type="float">
            <text:p>0.29426</text:p>
          </table:table-cell>
          <table:table-cell table:formula="of:=[.K21]/[.K16]" office:value-type="float" office:value="2.36289772944825" calcext:value-type="float">
            <text:p>2.362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7985" calcext:value-type="float">
            <text:p>7985</text:p>
          </table:table-cell>
          <table:table-cell office:value-type="float" office:value="20" calcext:value-type="float">
            <text:p>20</text:p>
          </table:table-cell>
          <table:table-cell office:value-type="float" office:value="229611" calcext:value-type="float">
            <text:p>229611</text:p>
          </table:table-cell>
          <table:table-cell table:formula="of:=[.E22]/[.E17]" office:value-type="float" office:value="1.99974743076119" calcext:value-type="float">
            <text:p>1.99975</text:p>
          </table:table-cell>
          <table:table-cell office:value-type="float" office:value="0.05015" calcext:value-type="float">
            <text:p>0.05015</text:p>
          </table:table-cell>
          <table:table-cell table:formula="of:=[.G22]/[.G17]" office:value-type="float" office:value="1.46508910312591" calcext:value-type="float">
            <text:p>1.46509</text:p>
          </table:table-cell>
          <table:table-cell office:value-type="float" office:value="0.73368" calcext:value-type="float">
            <text:p>0.73368</text:p>
          </table:table-cell>
          <table:table-cell table:formula="of:=[.I22]/[.I17]" office:value-type="float" office:value="3" calcext:value-type="float">
            <text:p>3.00000</text:p>
          </table:table-cell>
          <table:table-cell office:value-type="float" office:value="0.81359" calcext:value-type="float">
            <text:p>0.81359</text:p>
          </table:table-cell>
          <table:table-cell table:formula="of:=[.K22]/[.K17]" office:value-type="float" office:value="2.76374074325701" calcext:value-type="float">
            <text:p>2.76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7985" calcext:value-type="float">
            <text:p>7985</text:p>
          </table:table-cell>
          <table:table-cell office:value-type="float" office:value="20" calcext:value-type="float">
            <text:p>20</text:p>
          </table:table-cell>
          <table:table-cell office:value-type="float" office:value="229611" calcext:value-type="float">
            <text:p>229611</text:p>
          </table:table-cell>
          <table:table-cell table:formula="of:=[.E23]/[.E18]" office:value-type="float" office:value="1.99974743076119" calcext:value-type="float">
            <text:p>1.99975</text:p>
          </table:table-cell>
          <table:table-cell office:value-type="float" office:value="0.05159" calcext:value-type="float">
            <text:p>0.05159</text:p>
          </table:table-cell>
          <table:table-cell table:formula="of:=[.G23]/[.G18]" office:value-type="float" office:value="1.60068259385666" calcext:value-type="float">
            <text:p>1.60068</text:p>
          </table:table-cell>
          <table:table-cell office:value-type="float" office:value="0.74253" calcext:value-type="float">
            <text:p>0.74253</text:p>
          </table:table-cell>
          <table:table-cell table:formula="of:=[.I23]/[.I18]" office:value-type="float" office:value="3.06096957704675" calcext:value-type="float">
            <text:p>3.06097</text:p>
          </table:table-cell>
          <table:table-cell office:value-type="float" office:value="0.83012" calcext:value-type="float">
            <text:p>0.83012</text:p>
          </table:table-cell>
          <table:table-cell table:formula="of:=[.K23]/[.K18]" office:value-type="float" office:value="2.85873682760521" calcext:value-type="float">
            <text:p>2.85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7985" calcext:value-type="float">
            <text:p>7985</text:p>
          </table:table-cell>
          <table:table-cell office:value-type="float" office:value="20" calcext:value-type="float">
            <text:p>20</text:p>
          </table:table-cell>
          <table:table-cell office:value-type="float" office:value="229611" calcext:value-type="float">
            <text:p>229611</text:p>
          </table:table-cell>
          <table:table-cell table:formula="of:=[.E24]/[.E19]" office:value-type="float" office:value="1.99974743076119" calcext:value-type="float">
            <text:p>1.99975</text:p>
          </table:table-cell>
          <table:table-cell office:value-type="float" office:value="0.04978" calcext:value-type="float">
            <text:p>0.04978</text:p>
          </table:table-cell>
          <table:table-cell table:formula="of:=[.G24]/[.G19]" office:value-type="float" office:value="1.49041916167665" calcext:value-type="float">
            <text:p>1.49042</text:p>
          </table:table-cell>
          <table:table-cell office:value-type="float" office:value="0.7373" calcext:value-type="float">
            <text:p>0.73730</text:p>
          </table:table-cell>
          <table:table-cell table:formula="of:=[.I24]/[.I19]" office:value-type="float" office:value="2.99435487146164" calcext:value-type="float">
            <text:p>2.99435</text:p>
          </table:table-cell>
          <table:table-cell office:value-type="float" office:value="0.8164" calcext:value-type="float">
            <text:p>0.81640</text:p>
          </table:table-cell>
          <table:table-cell table:formula="of:=[.K24]/[.K19]" office:value-type="float" office:value="2.76314898801868" calcext:value-type="float">
            <text:p>2.76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7985" calcext:value-type="float">
            <text:p>7985</text:p>
          </table:table-cell>
          <table:table-cell office:value-type="float" office:value="20" calcext:value-type="float">
            <text:p>20</text:p>
          </table:table-cell>
          <table:table-cell office:value-type="float" office:value="229611" calcext:value-type="float">
            <text:p>229611</text:p>
          </table:table-cell>
          <table:table-cell table:formula="of:=[.E25]/[.E20]" office:value-type="float" office:value="1.99974743076119" calcext:value-type="float">
            <text:p>1.99975</text:p>
          </table:table-cell>
          <table:table-cell office:value-type="float" office:value="0.0483036041259766" calcext:value-type="float">
            <text:p>0.04830</text:p>
          </table:table-cell>
          <table:table-cell table:formula="of:=[.G25]/[.G20]" office:value-type="float" office:value="1.46659620827693" calcext:value-type="float">
            <text:p>1.46660</text:p>
          </table:table-cell>
          <table:table-cell office:value-type="float" office:value="0.736596822738647" calcext:value-type="float">
            <text:p>0.73660</text:p>
          </table:table-cell>
          <table:table-cell table:formula="of:=[.I25]/[.I20]" office:value-type="float" office:value="3.00395534774099" calcext:value-type="float">
            <text:p>3.00396</text:p>
          </table:table-cell>
          <table:table-cell office:value-type="float" office:value="0.814416408538818" calcext:value-type="float">
            <text:p>0.81442</text:p>
          </table:table-cell>
          <table:table-cell table:formula="of:=[.K25]/[.K20]" office:value-type="float" office:value="2.7721794400472" calcext:value-type="float">
            <text:p>2.77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7985" calcext:value-type="float">
            <text:p>7985</text:p>
          </table:table-cell>
          <table:table-cell office:value-type="float" office:value="20" calcext:value-type="float">
            <text:p>20</text:p>
          </table:table-cell>
          <table:table-cell office:value-type="float" office:value="229611" calcext:value-type="float">
            <text:p>229611</text:p>
          </table:table-cell>
          <table:table-cell table:formula="of:=[.E26]/[.E21]" office:value-type="float" office:value="1.99974743076119" calcext:value-type="float">
            <text:p>1.99975</text:p>
          </table:table-cell>
          <table:table-cell office:value-type="float" office:value="0.0768876075744629" calcext:value-type="float">
            <text:p>0.07689</text:p>
          </table:table-cell>
          <table:table-cell table:formula="of:=[.G26]/[.G21]" office:value-type="float" office:value="2.24927637314734" calcext:value-type="float">
            <text:p>2.24928</text:p>
          </table:table-cell>
          <table:table-cell office:value-type="float" office:value="0.730747938156128" calcext:value-type="float">
            <text:p>0.73075</text:p>
          </table:table-cell>
          <table:table-cell table:formula="of:=[.I26]/[.I21]" office:value-type="float" office:value="2.99157473082963" calcext:value-type="float">
            <text:p>2.99157</text:p>
          </table:table-cell>
          <table:table-cell office:value-type="float" office:value="0.83624529838562" calcext:value-type="float">
            <text:p>0.83625</text:p>
          </table:table-cell>
          <table:table-cell table:formula="of:=[.K26]/[.K21]" office:value-type="float" office:value="2.84181226280873" calcext:value-type="float">
            <text:p>2.84181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7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Media Extração</text:p>
          </table:table-cell>
          <table:table-cell office:value-type="string" calcext:value-type="string">
            <text:p>Desvio Extração</text:p>
          </table:table-cell>
          <table:table-cell office:value-type="string" calcext:value-type="string">
            <text:p>Crescimento</text:p>
          </table:table-cell>
          <table:table-cell office:value-type="string" calcext:value-type="string">
            <text:p>Média Construção</text:p>
          </table:table-cell>
          <table:table-cell table:style-name="Default" office:value-type="string" calcext:value-type="string">
            <text:p>Desvio Construção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Média Total</text:p>
          </table:table-cell>
          <table:table-cell table:style-name="Default" office:value-type="string" calcext:value-type="string">
            <text:p>Desvio Total</text:p>
          </table:table-cell>
          <table:table-cell table:style-name="Default" office:value-type="string" calcext:value-type="string">
            <text:p>Crescimento</text:p>
          </table:table-cell>
          <table:table-cell table:style-name="Default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table:formula="of:=AVERAGE([.G2:.G6])" office:value-type="float" office:value="0.0209442313690185" calcext:value-type="float">
            <text:p>0.02094</text:p>
          </table:table-cell>
          <table:table-cell table:style-name="ce1" table:formula="of:=STDEV([.G2:.G6])" office:value-type="float" office:value="0.000864332800929664" calcext:value-type="float">
            <text:p>0.00086</text:p>
          </table:table-cell>
          <table:table-cell table:style-name="ce1" office:value-type="string" calcext:value-type="string">
            <text:p>-</text:p>
          </table:table-cell>
          <table:table-cell table:style-name="ce1" table:formula="of:=AVERAGE([.I2:.I6])" office:value-type="float" office:value="0.0189403171234131" calcext:value-type="float">
            <text:p>0.01894</text:p>
          </table:table-cell>
          <table:table-cell table:formula="of:=STDEV([.I2:.I6])" office:value-type="float" office:value="0.000246934247298316" calcext:value-type="float">
            <text:p>0.00025</text:p>
          </table:table-cell>
          <table:table-cell office:value-type="string" calcext:value-type="string">
            <text:p>-</text:p>
          </table:table-cell>
          <table:table-cell table:formula="of:=AVERAGE([.K2:.K6])" office:value-type="float" office:value="0.0429781289367676" calcext:value-type="float">
            <text:p>0.04298</text:p>
          </table:table-cell>
          <table:table-cell table:formula="of:=STDEV([.K2:.K6])" office:value-type="float" office:value="0.00111270321581464" calcext:value-type="float">
            <text:p>0.00111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AVERAGE([.G7:.G11])" office:value-type="float" office:value="0.0277873863525391" calcext:value-type="float">
            <text:p>0.02779</text:p>
          </table:table-cell>
          <table:table-cell table:style-name="ce1" table:formula="of:=STDEV([.G7:.G11])" office:value-type="float" office:value="0.0122549337731752" calcext:value-type="float">
            <text:p>0.01225</text:p>
          </table:table-cell>
          <table:table-cell table:style-name="ce1" table:formula="of:=[.B31]/[.B30]" office:value-type="float" office:value="1.32673220912003" calcext:value-type="float">
            <text:p>1.32673</text:p>
          </table:table-cell>
          <table:table-cell table:style-name="ce1" table:formula="of:=AVERAGE([.I7:.I11])" office:value-type="float" office:value="0.0398143170318603" calcext:value-type="float">
            <text:p>0.03981</text:p>
          </table:table-cell>
          <table:table-cell table:formula="of:=STDEV([.I7:.I11])" office:value-type="float" office:value="0.000960284421091377" calcext:value-type="float">
            <text:p>0.00096</text:p>
          </table:table-cell>
          <table:table-cell table:formula="of:=[.E31]/[.E30]" office:value-type="float" office:value="2.10209347459361" calcext:value-type="float">
            <text:p>2.10209</text:p>
          </table:table-cell>
          <table:table-cell table:formula="of:=AVERAGE([.K7:.K11])" office:value-type="float" office:value="0.0728539525604248" calcext:value-type="float">
            <text:p>0.07285</text:p>
          </table:table-cell>
          <table:table-cell table:formula="of:=STDEV([.K7:.K11])" office:value-type="float" office:value="0.0121344963729515" calcext:value-type="float">
            <text:p>0.01213</text:p>
          </table:table-cell>
          <table:table-cell table:formula="of:=[.H31]/[.H30]" office:value-type="float" office:value="1.6951401646082" calcext:value-type="float">
            <text:p>1.69514</text:p>
          </table:table-cell>
          <table:table-cell table:style-name="Default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table:formula="of:=AVERAGE([.G12:.G16])" office:value-type="float" office:value="0.025901255569458" calcext:value-type="float">
            <text:p>0.02590</text:p>
          </table:table-cell>
          <table:table-cell table:style-name="ce1" table:formula="of:=STDEV([.G12:.G16])" office:value-type="float" office:value="0.00139437564723288" calcext:value-type="float">
            <text:p>0.00139</text:p>
          </table:table-cell>
          <table:table-cell table:style-name="ce1" table:formula="of:=[.B32]/[.B31]" office:value-type="float" office:value="0.932122771132496" calcext:value-type="float">
            <text:p>0.93212</text:p>
          </table:table-cell>
          <table:table-cell table:style-name="ce1" table:formula="of:=AVERAGE([.I12:.I16])" office:value-type="float" office:value="0.0911162864685059" calcext:value-type="float">
            <text:p>0.09112</text:p>
          </table:table-cell>
          <table:table-cell table:formula="of:=STDEV([.I12:.I16])" office:value-type="float" office:value="0.00136653329008506" calcext:value-type="float">
            <text:p>0.00137</text:p>
          </table:table-cell>
          <table:table-cell table:formula="of:=[.E32]/[.E31]" office:value-type="float" office:value="2.28853069099722" calcext:value-type="float">
            <text:p>2.28853</text:p>
          </table:table-cell>
          <table:table-cell table:formula="of:=AVERAGE([.K12:.K16])" office:value-type="float" office:value="0.126917702423096" calcext:value-type="float">
            <text:p>0.12692</text:p>
          </table:table-cell>
          <table:table-cell table:formula="of:=STDEV([.K12:.K16])" office:value-type="float" office:value="0.0025443717849176" calcext:value-type="float">
            <text:p>0.00254</text:p>
          </table:table-cell>
          <table:table-cell table:formula="of:=[.H32]/[.H31]" office:value-type="float" office:value="1.7420839633626" calcext:value-type="float">
            <text:p>1.74208</text:p>
          </table:table-cell>
          <table:table-cell table:style-name="Default"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" table:formula="of:=AVERAGE([.G17:.G21])" office:value-type="float" office:value="0.0333958243103027" calcext:value-type="float">
            <text:p>0.03340</text:p>
          </table:table-cell>
          <table:table-cell table:style-name="ce1" table:formula="of:=STDEV([.G17:.G21])" office:value-type="float" office:value="0.00084950617598182" calcext:value-type="float">
            <text:p>0.00085</text:p>
          </table:table-cell>
          <table:table-cell table:style-name="ce1" table:formula="of:=[.B33]/[.B32]" office:value-type="float" office:value="1.28935156138462" calcext:value-type="float">
            <text:p>1.28935</text:p>
          </table:table-cell>
          <table:table-cell table:style-name="ce1" table:formula="of:=AVERAGE([.I17:.I21])" office:value-type="float" office:value="0.244569526885986" calcext:value-type="float">
            <text:p>0.24457</text:p>
          </table:table-cell>
          <table:table-cell table:formula="of:=STDEV([.I17:.I21])" office:value-type="float" office:value="0.00134302838209918" calcext:value-type="float">
            <text:p>0.00134</text:p>
          </table:table-cell>
          <table:table-cell table:formula="of:=[.E33]/[.E32]" office:value-type="float" office:value="2.68414721851643" calcext:value-type="float">
            <text:p>2.68415</text:p>
          </table:table-cell>
          <table:table-cell table:formula="of:=AVERAGE([.K17:.K21])" office:value-type="float" office:value="0.293653357833862" calcext:value-type="float">
            <text:p>0.29365</text:p>
          </table:table-cell>
          <table:table-cell table:formula="of:=STDEV([.K17:.K21])" office:value-type="float" office:value="0.00192984697765731" calcext:value-type="float">
            <text:p>0.00193</text:p>
          </table:table-cell>
          <table:table-cell table:formula="of:=[.H33]/[.H32]" office:value-type="float" office:value="2.31373049013236" calcext:value-type="float">
            <text:p>2.31373</text:p>
          </table:table-cell>
          <table:table-cell table:style-name="Default"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1" table:formula="of:=AVERAGE([.G22:.G26])" office:value-type="float" office:value="0.0553422423400879" calcext:value-type="float">
            <text:p>0.05534</text:p>
          </table:table-cell>
          <table:table-cell table:style-name="ce1" table:formula="of:=STDEV([.G22:.G26])" office:value-type="float" office:value="0.0121008515603095" calcext:value-type="float">
            <text:p>0.01210</text:p>
          </table:table-cell>
          <table:table-cell table:style-name="ce1" table:formula="of:=[.B34]/[.B33]" office:value-type="float" office:value="1.65716054276326" calcext:value-type="float">
            <text:p>1.65716</text:p>
          </table:table-cell>
          <table:table-cell table:style-name="ce1" table:formula="of:=AVERAGE([.I22:.I26])" office:value-type="float" office:value="0.736170952178955" calcext:value-type="float">
            <text:p>0.73617</text:p>
          </table:table-cell>
          <table:table-cell table:formula="of:=STDEV([.I22:.I26])" office:value-type="float" office:value="0.00440191798412283" calcext:value-type="float">
            <text:p>0.00440</text:p>
          </table:table-cell>
          <table:table-cell table:formula="of:=[.E34]/[.E33]" office:value-type="float" office:value="3.01006818614056" calcext:value-type="float">
            <text:p>3.01007</text:p>
          </table:table-cell>
          <table:table-cell table:formula="of:=AVERAGE([.K22:.K26])" office:value-type="float" office:value="0.822154341384888" calcext:value-type="float">
            <text:p>0.82215</text:p>
          </table:table-cell>
          <table:table-cell table:formula="of:=STDEV([.K22:.K26])" office:value-type="float" office:value="0.0103482218186268" calcext:value-type="float">
            <text:p>0.01035</text:p>
          </table:table-cell>
          <table:table-cell table:formula="of:=[.H34]/[.H33]" office:value-type="float" office:value="2.79974439062955" calcext:value-type="float">
            <text:p>2.7997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5" loext:min-decimal-places="5" number:min-integer-digits="0" number:grouping="true"/>
    </number:number-style>
    <number:number-style style:name="N125">
      <number:number number:decimal-places="5" loext:min-decimal-places="5" number:min-integer-digits="1" number:grouping="true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Eczar" style:font-family-complex="Eczar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54:21.484002181</meta:creation-date>
    <dc:date>2018-05-24T17:39:06.453267419</dc:date>
    <meta:editing-duration>PT33M21S</meta:editing-duration>
    <meta:editing-cycles>8</meta:editing-cycles>
    <meta:generator>LibreOffice/6.0.4.2$Linux_X86_64 LibreOffice_project/00m0$Build-2</meta:generator>
    <meta:document-statistic meta:table-count="1" meta:cell-count="372" meta:object-count="0"/>
  </office:meta>
</office:document-meta>
</file>